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856">
            <text:p>185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528">
            <text:p>1528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976">
            <text:p>197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2005">
            <text:p>200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537">
            <text:p>1537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2066">
            <text:p>206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265">
            <text:p>1265</text:p>
          </table:table-cell>
          <table:table-cell table:style-name="ce11"/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826">
            <text:p>182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/>
          <table:table-cell table:style-name="ce11" office:value-type="float" office:value="1186">
            <text:p>1186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0">
            <text:p>0</text:p>
          </table:table-cell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637">
            <text:p>637</text:p>
          </table:table-cell>
          <table:table-cell table:style-name="ce11"/>
          <table:table-cell office:value-type="float" office:value="896">
            <text:p>896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9:00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